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3c4b"/>
    </style:style>
    <style:style style:name="P2" style:family="paragraph" style:parent-style-name="Standard">
      <style:text-properties officeooo:paragraph-rsid="00112196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112196" fo:background-color="#1f1f1f"/>
    </style:style>
    <style:style style:name="P5" style:family="paragraph" style:parent-style-name="Standard">
      <style:text-properties fo:color="#cccccc" loext:opacity="100%" style:font-name="Droid Sans Mono" fo:font-size="10.5pt" fo:font-weight="normal" officeooo:paragraph-rsid="00103c4b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paragraph-rsid="00112196" fo:background-color="#1f1f1f"/>
    </style:style>
    <style:style style:name="P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officeooo:paragraph-rsid="00112196" fo:background-color="#1f1f1f"/>
    </style:style>
    <style:style style:name="P9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officeooo:paragraph-rsid="00112196" fo:background-color="#1f1f1f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style:line-height-at-least="0.503cm"/>
      <style:text-properties officeooo:paragraph-rsid="00112196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03c4b"/>
    </style:style>
    <style:style style:name="T2" style:family="text">
      <style:text-properties officeooo:rsid="00112196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" style:family="text">
      <style:text-properties fo:color="#4ec9b0" loext:opacity="100%"/>
    </style:style>
    <style:style style:name="T7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4" style:family="text">
      <style:text-properties fo:color="#b5cea8" loext:opacity="100%"/>
    </style:style>
    <style:style style:name="T15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16" style:family="text">
      <style:text-properties fo:color="#dcdcaa" loext:opacity="100%"/>
    </style:style>
    <style:style style:name="T17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18" style:family="text">
      <style:text-properties fo:color="#569cd6" loext:opacity="100%"/>
    </style:style>
    <style:style style:name="T1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1219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escripción breve del funcionamiento <text:span text:style-name="T2">Del programa TCP</text:span></text:p>
      <text:p text:style-name="P13"/>
      <text:p text:style-name="Standard">Programa 1: Client_<text:span text:style-name="T1">TCP</text:span></text:p>
      <text:p text:style-name="P3"><text:span text:style-name="T3">import</text:span> <text:span text:style-name="T6">socket</text:span></text:p>
      <text:p text:style-name="P11"><text:span text:style-name="T4">import</text:span><text:span text:style-name="T5"> </text:span><text:span text:style-name="T7">threading</text:span></text:p>
      <text:p text:style-name="P7"># Configuración del cliente</text:p>
      <text:p text:style-name="P3"><text:span text:style-name="T8">server_ip</text:span> <text:span text:style-name="T10">=</text:span> <text:span text:style-name="T16">input</text:span>(<text:span text:style-name="T12">"Ingrese la IP del servidor: "</text:span>)</text:p>
      <text:p text:style-name="P11"><text:span text:style-name="T9">server_port</text:span><text:span text:style-name="T5"> </text:span><text:span text:style-name="T11">=</text:span><text:span text:style-name="T5"> </text:span><text:span text:style-name="T15">60000</text:span></text:p>
      <text:p text:style-name="P7"># Crear socket TCP</text:p>
      <text:p text:style-name="P3"><text:span text:style-name="T8">client_socket</text:span> <text:span text:style-name="T10">=</text:span> <text:span text:style-name="T6">socket</text:span>.<text:span text:style-name="T6">socket</text:span>(<text:span text:style-name="T6">socket</text:span>.<text:span text:style-name="T8">AF_INET</text:span>, <text:span text:style-name="T6">socket</text:span>.<text:span text:style-name="T8">SOCK_STREAM</text:span>)</text:p>
      <text:p text:style-name="P11"><text:span text:style-name="T9">client_socket</text:span><text:span text:style-name="T5">.</text:span><text:span text:style-name="T17">connect</text:span><text:span text:style-name="T5">((</text:span><text:span text:style-name="T9">server_ip</text:span><text:span text:style-name="T5">, </text:span><text:span text:style-name="T9">server_port</text:span><text:span text:style-name="T5">))</text:span></text:p>
      <text:p text:style-name="P7"># Función para recibir mensajes del servidor</text:p>
      <text:p text:style-name="P3"><text:span text:style-name="T18">def</text:span> <text:span text:style-name="T16">receive_messages</text:span>(<text:span text:style-name="T8">client_socket</text:span>):</text:p>
      <text:p text:style-name="P3"><text:span text:style-name="T3">while</text:span> <text:span text:style-name="T18">True</text:span>:</text:p>
      <text:p text:style-name="P3"><text:span text:style-name="T3">try</text:span>:</text:p>
      <text:p text:style-name="P3"><text:span text:style-name="T8">message</text:span> <text:span text:style-name="T10">=</text:span> <text:span text:style-name="T8">client_socket</text:span>.recv(<text:span text:style-name="T14">1024</text:span>).decode(<text:span text:style-name="T12">'utf-8'</text:span>)</text:p>
      <text:p text:style-name="P3"><text:span text:style-name="T3">if</text:span> <text:span text:style-name="T8">message</text:span> <text:span text:style-name="T10">==</text:span> <text:span text:style-name="T12">'exit'</text:span>:</text:p>
      <text:p text:style-name="P3"><text:span text:style-name="T16">print</text:span>(<text:span text:style-name="T12">"Conexión cerrada por el servidor."</text:span>)</text:p>
      <text:p text:style-name="P3"><text:span text:style-name="T8">client_socket</text:span>.close()</text:p>
      <text:p text:style-name="P9">break</text:p>
      <text:p text:style-name="P3"><text:span text:style-name="T16">print</text:span>(<text:span text:style-name="T8">message</text:span>)</text:p>
      <text:p text:style-name="P3"><text:span text:style-name="T3">except</text:span>:</text:p>
      <text:p text:style-name="P3"><text:span text:style-name="T16">print</text:span>(<text:span text:style-name="T12">"Error de conexión con el servidor."</text:span>)</text:p>
      <text:p text:style-name="P3"><text:span text:style-name="T8">client_socket</text:span>.close()</text:p>
      <text:p text:style-name="P11"><text:span text:style-name="T4">break</text:span></text:p>
      <text:p text:style-name="P7"># Crear hilo para recibir mensajes</text:p>
      <text:p text:style-name="P3"><text:span text:style-name="T8">receive_thread</text:span> <text:span text:style-name="T10">=</text:span> <text:span text:style-name="T6">threading</text:span>.<text:span text:style-name="T6">Thread</text:span>(<text:span text:style-name="T8">target</text:span><text:span text:style-name="T10">=</text:span><text:span text:style-name="T16">receive_messages</text:span>, <text:span text:style-name="T8">args</text:span><text:span text:style-name="T10">=</text:span>(<text:span text:style-name="T8">client_socket</text:span>,))</text:p>
      <text:p text:style-name="P11"><text:span text:style-name="T9">receive_thread</text:span><text:span text:style-name="T5">.</text:span><text:span text:style-name="T17">start</text:span><text:span text:style-name="T5">()</text:span></text:p>
      <text:p text:style-name="P7"># Enviar mensajes al servidor</text:p>
      <text:p text:style-name="P3"><text:span text:style-name="T3">while</text:span> <text:span text:style-name="T18">True</text:span>:</text:p>
      <text:p text:style-name="P3"><text:span text:style-name="T8">message</text:span> <text:span text:style-name="T10">=</text:span> <text:span text:style-name="T16">input</text:span>()</text:p>
      <text:p text:style-name="P3"><text:span text:style-name="T8">client_socket</text:span>.<text:span text:style-name="T16">send</text:span>(<text:span text:style-name="T8">message</text:span>.<text:span text:style-name="T16">encode</text:span>(<text:span text:style-name="T12">'utf-8'</text:span>))</text:p>
      <text:p text:style-name="P3"><text:span text:style-name="T3">if</text:span> <text:span text:style-name="T8">message</text:span> <text:span text:style-name="T10">==</text:span> <text:span text:style-name="T12">'exit'</text:span>:</text:p>
      <text:p text:style-name="P3"><text:span text:style-name="T16">print</text:span>(<text:span text:style-name="T12">"Conexión cerrada."</text:span>)</text:p>
      <text:p text:style-name="P3"><text:span text:style-name="T8">client_socket</text:span>.<text:span text:style-name="T16">close</text:span>()</text:p>
      <text:p text:style-name="P9">break</text:p>
      <text:p text:style-name="P3"/>
      <text:p text:style-name="Standard"/>
      <text:p text:style-name="P1">Este programa implementa un cliente de chat que se conecta a un servidor utilizando sockets TCP. El cliente puede enviar y recibir mensajes, permitiendo la comunicación en tiempo real con otros clientes conectados al mismo servidor.</text:p>
      <text:p text:style-name="Standard"/>
      <text:p text:style-name="Standard">Programa 2: Server_<text:span text:style-name="T1">TCP</text:span></text:p>
      <text:p text:style-name="P2"/>
      <text:p text:style-name="P6"><text:span text:style-name="T3">import</text:span> <text:span text:style-name="T6">socket</text:span></text:p>
      <text:p text:style-name="P12"><text:span text:style-name="T4">import</text:span><text:span text:style-name="T5"> </text:span><text:span text:style-name="T7">threading</text:span></text:p>
      <text:p text:style-name="P8"># Configuración del servidor</text:p>
      <text:p text:style-name="P4"><text:span text:style-name="T8">server_ip</text:span> <text:span text:style-name="T10">=</text:span> <text:span text:style-name="T12">''</text:span></text:p>
      <text:p text:style-name="P12"><text:span text:style-name="T9">server_port</text:span><text:span text:style-name="T5"> </text:span><text:span text:style-name="T11">=</text:span><text:span text:style-name="T5"> </text:span><text:span text:style-name="T15">60000</text:span></text:p>
      <text:p text:style-name="P8"># Crear socket TCP</text:p>
      <text:p text:style-name="P4"><text:span text:style-name="T8">server_socket</text:span> <text:span text:style-name="T10">=</text:span> <text:span text:style-name="T6">socket</text:span>.<text:span text:style-name="T6">socket</text:span>(<text:span text:style-name="T6">socket</text:span>.<text:span text:style-name="T8">AF_INET</text:span>, <text:span text:style-name="T6">socket</text:span>.<text:span text:style-name="T8">SOCK_STREAM</text:span>)</text:p>
      <text:p text:style-name="P4"><text:soft-page-break/><text:span text:style-name="T8">server_socket</text:span>.<text:span text:style-name="T16">bind</text:span>((<text:span text:style-name="T8">server_ip</text:span>, <text:span text:style-name="T8">server_port</text:span>))</text:p>
      <text:p text:style-name="P12"><text:span text:style-name="T9">server_socket</text:span><text:span text:style-name="T5">.</text:span><text:span text:style-name="T17">listen</text:span><text:span text:style-name="T5">(</text:span><text:span text:style-name="T15">5</text:span><text:span text:style-name="T5">)</text:span></text:p>
      <text:p text:style-name="P12"><text:span text:style-name="T17">print</text:span><text:span text:style-name="T5">(</text:span><text:span text:style-name="T19">f</text:span><text:span text:style-name="T13">"Servidor escuchando en </text:span><text:span text:style-name="T19">{</text:span><text:span text:style-name="T9">server_ip</text:span><text:span text:style-name="T19">}</text:span><text:span text:style-name="T13">:</text:span><text:span text:style-name="T19">{</text:span><text:span text:style-name="T9">server_port</text:span><text:span text:style-name="T19">}</text:span><text:span text:style-name="T13">"</text:span><text:span text:style-name="T5">)</text:span></text:p>
      <text:p text:style-name="P4"><text:span text:style-name="T8">clients</text:span><text:span text:style-name="T10">=</text:span>[]</text:p>
      <text:p text:style-name="P12"><text:span text:style-name="T9">usernames</text:span><text:span text:style-name="T11">=</text:span><text:span text:style-name="T5">[]</text:span></text:p>
      <text:p text:style-name="P4"><text:span text:style-name="T18">def</text:span> <text:span text:style-name="T16">disconneted</text:span>(<text:span text:style-name="T8">client_socket</text:span>):</text:p>
      <text:p text:style-name="P4"><text:span text:style-name="T8">index</text:span> <text:span text:style-name="T10">=</text:span> <text:span text:style-name="T8">clients</text:span>.<text:span text:style-name="T16">index</text:span>(<text:span text:style-name="T8">client_socket</text:span>)</text:p>
      <text:p text:style-name="P4"><text:span text:style-name="T8">username</text:span> <text:span text:style-name="T10">=</text:span> <text:span text:style-name="T8">usernames</text:span>[<text:span text:style-name="T8">index</text:span>]</text:p>
      <text:p text:style-name="P4"><text:span text:style-name="T8">message</text:span> <text:span text:style-name="T10">=</text:span> <text:span text:style-name="T18">f</text:span><text:span text:style-name="T12">"ChatBot:</text:span><text:span text:style-name="T18">{</text:span><text:span text:style-name="T8">username</text:span><text:span text:style-name="T18">}</text:span><text:span text:style-name="T12"> se ha desconectado"</text:span>.<text:span text:style-name="T16">encode</text:span>(<text:span text:style-name="T12">'utf-8'</text:span>)</text:p>
      <text:p text:style-name="P4"><text:span text:style-name="T16">broadcast</text:span>(<text:span text:style-name="T8">message</text:span>,<text:span text:style-name="T8">client_socket</text:span>)</text:p>
      <text:p text:style-name="P4"><text:span text:style-name="T8">clients</text:span>.<text:span text:style-name="T16">remove</text:span>(<text:span text:style-name="T8">client_socket</text:span>)</text:p>
      <text:p text:style-name="P12"><text:span text:style-name="T9">usernames</text:span><text:span text:style-name="T5">.</text:span><text:span text:style-name="T17">remove</text:span><text:span text:style-name="T5">(</text:span><text:span text:style-name="T9">username</text:span><text:span text:style-name="T5">)</text:span></text:p>
      <text:p text:style-name="P4"><text:span text:style-name="T18">def</text:span> <text:span text:style-name="T16">broadcast</text:span>(<text:span text:style-name="T8">message</text:span>,<text:span text:style-name="T8">client_socket</text:span>):</text:p>
      <text:p text:style-name="P4"><text:span text:style-name="T3">for</text:span> <text:span text:style-name="T8">client</text:span> <text:span text:style-name="T3">in</text:span> <text:span text:style-name="T8">clients</text:span>:</text:p>
      <text:p text:style-name="P4"><text:span text:style-name="T3">if</text:span> <text:span text:style-name="T8">client</text:span> <text:span text:style-name="T10">!=</text:span> <text:span text:style-name="T8">client_socket</text:span>:</text:p>
      <text:p text:style-name="P12"><text:span text:style-name="T9">client</text:span><text:span text:style-name="T5">.send(</text:span><text:span text:style-name="T9">message</text:span><text:span text:style-name="T5">)</text:span></text:p>
      <text:p text:style-name="P8"># Función para manejar los mensajes de los clientes</text:p>
      <text:p text:style-name="P4"><text:span text:style-name="T18">def</text:span> <text:span text:style-name="T16">handle_client</text:span>(<text:span text:style-name="T8">client_socket</text:span>, <text:span text:style-name="T8">client_address</text:span>):</text:p>
      <text:p text:style-name="P4"><text:span text:style-name="T16">print</text:span>(<text:span text:style-name="T18">f</text:span><text:span text:style-name="T12">"</text:span><text:span text:style-name="T18">{</text:span><text:span text:style-name="T8">client_address</text:span><text:span text:style-name="T18">}</text:span><text:span text:style-name="T12"> Cliente conectado."</text:span>)</text:p>
      <text:p text:style-name="P4"><text:span text:style-name="T3">while</text:span> <text:span text:style-name="T18">True</text:span>:</text:p>
      <text:p text:style-name="P4"><text:span text:style-name="T3">try</text:span>:</text:p>
      <text:p text:style-name="P4"><text:span text:style-name="T8">message</text:span> <text:span text:style-name="T10">=</text:span> <text:span text:style-name="T8">client_socket</text:span>.recv(<text:span text:style-name="T14">1024</text:span>)</text:p>
      <text:p text:style-name="P4"><text:span text:style-name="T3">if</text:span> <text:span text:style-name="T8">message</text:span>.decode(<text:span text:style-name="T12">'utf-8'</text:span>) <text:span text:style-name="T10">==</text:span> <text:span text:style-name="T12">'exit'</text:span>:</text:p>
      <text:p text:style-name="P4"><text:span text:style-name="T16">print</text:span>(<text:span text:style-name="T18">f</text:span><text:span text:style-name="T12">"</text:span><text:span text:style-name="T18">{</text:span><text:span text:style-name="T8">client_address</text:span><text:span text:style-name="T18">}</text:span><text:span text:style-name="T12"> Cliente se ha desconectado."</text:span>)</text:p>
      <text:p text:style-name="P4"><text:span text:style-name="T8">client_socket</text:span>.send(<text:span text:style-name="T12">'exit'</text:span>.<text:span text:style-name="T16">encode</text:span>(<text:span text:style-name="T12">'utf-8'</text:span>))</text:p>
      <text:p text:style-name="P4"><text:span text:style-name="T16">disconneted</text:span>(<text:span text:style-name="T8">client_socket</text:span>)</text:p>
      <text:p text:style-name="P4"><text:span text:style-name="T8">client_socket</text:span>.close()</text:p>
      <text:p text:style-name="P10">break</text:p>
      <text:p text:style-name="P4"><text:span text:style-name="T16">print</text:span>(<text:span text:style-name="T18">f</text:span><text:span text:style-name="T12">"</text:span><text:span text:style-name="T18">{</text:span><text:span text:style-name="T8">client_address</text:span><text:span text:style-name="T18">}</text:span><text:span text:style-name="T12">:</text:span><text:span text:style-name="T18">{</text:span><text:span text:style-name="T8">message</text:span>.decode(<text:span text:style-name="T12">'utf-8'</text:span>)<text:span text:style-name="T18">}</text:span><text:span text:style-name="T12">"</text:span>)</text:p>
      <text:p text:style-name="P12"><text:span text:style-name="T17">broadcast</text:span><text:span text:style-name="T5">(</text:span><text:span text:style-name="T9">message</text:span><text:span text:style-name="T5">,</text:span><text:span text:style-name="T9">client_socket</text:span><text:span text:style-name="T5">)</text:span></text:p>
      <text:p text:style-name="P12"><text:span text:style-name="T4">except</text:span><text:span text:style-name="T5">:</text:span></text:p>
      <text:p text:style-name="P12"><text:span text:style-name="T17">disconneted</text:span><text:span text:style-name="T5">(</text:span><text:span text:style-name="T9">client_socket</text:span><text:span text:style-name="T5">)</text:span></text:p>
      <text:p text:style-name="P4"><text:span text:style-name="T16">print</text:span>(<text:span text:style-name="T18">f</text:span><text:span text:style-name="T12">"</text:span><text:span text:style-name="T18">{</text:span><text:span text:style-name="T8">client_address</text:span><text:span text:style-name="T18">}</text:span><text:span text:style-name="T12"> Error de conexión con el cliente."</text:span>)</text:p>
      <text:p text:style-name="P4"><text:span text:style-name="T8">client_socket</text:span>.close()</text:p>
      <text:p text:style-name="P12"><text:span text:style-name="T4">break</text:span></text:p>
      <text:p text:style-name="P12"><text:span text:style-name="T19">def</text:span><text:span text:style-name="T5"> </text:span><text:span text:style-name="T17">receve_connections</text:span><text:span text:style-name="T5">():</text:span></text:p>
      <text:p text:style-name="P8"># Aceptar conexiones de los clientes</text:p>
      <text:p text:style-name="P4"><text:span text:style-name="T3">while</text:span> <text:span text:style-name="T18">True</text:span>:</text:p>
      <text:p text:style-name="P12"><text:span text:style-name="T9">client_socket</text:span><text:span text:style-name="T5">, </text:span><text:span text:style-name="T9">client_address</text:span><text:span text:style-name="T5"> </text:span><text:span text:style-name="T11">=</text:span><text:span text:style-name="T5"> </text:span><text:span text:style-name="T9">server_socket</text:span><text:span text:style-name="T5">.</text:span><text:span text:style-name="T17">accept</text:span><text:span text:style-name="T5">()</text:span></text:p>
      <text:p text:style-name="P4"><text:span text:style-name="T8">client_socket</text:span>.<text:span text:style-name="T16">send</text:span>(<text:span text:style-name="T12">"@Username"</text:span>.<text:span text:style-name="T16">encode</text:span>(<text:span text:style-name="T12">'utf-8'</text:span>))</text:p>
      <text:p text:style-name="P4"><text:span text:style-name="T8">username</text:span> <text:span text:style-name="T10">=</text:span> <text:span text:style-name="T8">client_socket</text:span>.<text:span text:style-name="T16">recv</text:span>(<text:span text:style-name="T14">1024</text:span>).<text:span text:style-name="T16">decode</text:span>(<text:span text:style-name="T12">'utf-8'</text:span>)</text:p>
      <text:p text:style-name="P4"><text:span text:style-name="T8">usernames</text:span>.<text:span text:style-name="T16">append</text:span>(<text:span text:style-name="T8">username</text:span>)</text:p>
      <text:p text:style-name="P12"><text:span text:style-name="T9">clients</text:span><text:span text:style-name="T5">.</text:span><text:span text:style-name="T17">append</text:span><text:span text:style-name="T5">(</text:span><text:span text:style-name="T9">client_socket</text:span><text:span text:style-name="T5">)</text:span></text:p>
      <text:p text:style-name="P4"><text:span text:style-name="T8">message</text:span> <text:span text:style-name="T10">=</text:span> <text:span text:style-name="T18">f</text:span><text:span text:style-name="T12">"ChatBot : </text:span><text:span text:style-name="T18">{</text:span><text:span text:style-name="T8">username</text:span><text:span text:style-name="T18">}</text:span><text:span text:style-name="T12"> Se a unido al chat"</text:span>.<text:span text:style-name="T16">encode</text:span>(<text:span text:style-name="T12">'utf-8'</text:span>)</text:p>
      <text:p text:style-name="P12"><text:span text:style-name="T17">broadcast</text:span><text:span text:style-name="T5">(</text:span><text:span text:style-name="T9">message</text:span><text:span text:style-name="T5">,</text:span><text:span text:style-name="T9">client_socket</text:span><text:span text:style-name="T5">)</text:span></text:p>
      <text:p text:style-name="P4"><text:span text:style-name="T8">client_handler</text:span> <text:span text:style-name="T10">=</text:span> <text:span text:style-name="T6">threading</text:span>.<text:span text:style-name="T6">Thread</text:span>(<text:span text:style-name="T8">target</text:span><text:span text:style-name="T10">=</text:span><text:span text:style-name="T16">handle_client</text:span>, <text:span text:style-name="T8">args</text:span><text:span text:style-name="T10">=</text:span>(<text:span text:style-name="T8">client_socket</text:span>, <text:span text:style-name="T8">client_address</text:span>))</text:p>
      <text:p text:style-name="P12"><text:span text:style-name="T9">client_handler</text:span><text:span text:style-name="T5">.</text:span><text:span text:style-name="T17">start</text:span><text:span text:style-name="T5">()</text:span></text:p>
      <text:p text:style-name="P4"><text:span text:style-name="T16">receve_connections</text:span>()</text:p>
      <text:p text:style-name="P2"/>
      <text:p text:style-name="Standard"><text:soft-page-break/>Este programa implementa un servidor de chat que maneja múltiples conexiones de clientes utilizando hilos (threads). El servidor permite que varios clientes se conecten, intercambien mensajes y se comuniquen entre sí en tiempo real. Además, gestiona la desconexión de los clientes y transmite mensajes a todos los clientes conectados.</text:p>
      <text:p text:style-name="Standard"/>
      <text:p text:style-name="Standard">Instrucciones de ejecución</text:p>
      <text:p text:style-name="Standard"/>
      <text:p text:style-name="Standard">Para el cliente (Client_Socket):</text:p>
      <text:p text:style-name="Standard">1. Requisitos previos: Necesitas conocer la dirección IP del servidor al que deseas conectarte.</text:p>
      <text:p text:style-name="Standard"/>
      <text:p text:style-name="Standard">2. Ejecución:</text:p>
      <text:p text:style-name="P2"><text:s text:c="4"/>- Guarda el código del cliente en un archivo, por ejemplo, `<text:span text:style-name="T1">C</text:span>lient_socket .py`. Pude ser en el mismo equipo o en un eqipo diferente</text:p>
      <text:p text:style-name="Standard"><text:s text:c="4"/>- Abre una terminal o línea de comandos.</text:p>
      <text:p text:style-name="Standard"><text:s text:c="4"/>- Ejecuta el script con el comando: `python client_socket.py`.</text:p>
      <text:p text:style-name="Standard"><text:s text:c="4"/>- Ingresa la IP del servidor cuando se te solicite.</text:p>
      <text:p text:style-name="Standard"><text:s text:c="4"/>- A partir de aquí, puedes enviar y recibir mensajes. Para desconectarte, escribe `exit`.</text:p>
      <text:p text:style-name="Standard"/>
      <text:p text:style-name="P1">Para el servidor (Server_<text:span text:style-name="T1">TCP</text:span>):</text:p>
      <text:p text:style-name="Standard">1. Requisitos previos: Asegúrate de que el puerto `60000` esté disponible y no bloqueado por un firewall.</text:p>
      <text:p text:style-name="Standard"/>
      <text:p text:style-name="Standard">2. Ejecución:</text:p>
      <text:p text:style-name="P2"><text:s text:c="4"/>- Guarda el código del servidor en un archivo, por ejemplo, `server_socket .py`.</text:p>
      <text:p text:style-name="Standard"><text:s text:c="4"/>- Abre una terminal o línea de comandos.</text:p>
      <text:p text:style-name="Standard"><text:s text:c="4"/>- Ejecuta el script con el comando: `python server_socket.py`.</text:p>
      <text:p text:style-name="Standard"><text:s text:c="4"/>- El servidor estará escuchando en todas las interfaces de red en el puerto `60000`.</text:p>
      <text:p text:style-name="Standard"><text:s text:c="4"/>- Los clientes podrán conectarse ingresando la IP del servidor (que debe ser la IP de la máquina donde se está ejecutando este script).</text:p>
      <text:p text:style-name="Standard"/>
      <text:p text:style-name="Standard">Funcionamiento detallado</text:p>
      <text:p text:style-name="Standard"/>
      <text:p text:style-name="Standard">Cliente (Client_Socket):</text:p>
      <text:p text:style-name="Standard">1. Configuración inicial:</text:p>
      <text:p text:style-name="Standard"><text:s text:c="4"/>- Solicita la IP del servidor.</text:p>
      <text:p text:style-name="Standard"><text:s text:c="4"/>- Configura el puerto del servidor (60000).</text:p>
      <text:p text:style-name="Standard"><text:s text:c="4"/>- Crea un socket TCP y se conecta al servidor.</text:p>
      <text:p text:style-name="Standard"/>
      <text:p text:style-name="Standard">2. Recepción de mensajes:</text:p>
      <text:p text:style-name="Standard"><text:s text:c="4"/>- Se crea un hilo dedicado a recibir mensajes del servidor.</text:p>
      <text:p text:style-name="Standard"><text:s text:c="4"/>- Si recibe un mensaje de "exit", cierra la conexión.</text:p>
      <text:p text:style-name="Standard"/>
      <text:p text:style-name="Standard">3. Envío de mensajes:</text:p>
      <text:p text:style-name="Standard"><text:s text:c="4"/>- En un bucle infinito, se leen los mensajes ingresados por el usuario.</text:p>
      <text:p text:style-name="Standard"><text:s text:c="4"/>- Se envían los mensajes al servidor.</text:p>
      <text:p text:style-name="Standard"><text:s text:c="4"/>- Si el mensaje es "exit", cierra la conexión y termina el programa.</text:p>
      <text:p text:style-name="Standard"/>
      <text:p text:style-name="Standard">Servidor (Server_Socket):</text:p>
      <text:p text:style-name="Standard">1. Configuración inicial:</text:p>
      <text:p text:style-name="Standard"><text:s text:c="4"/>- Configura el puerto del servidor (60000).</text:p>
      <text:p text:style-name="Standard"><text:s text:c="4"/>- Crea un socket TCP y lo vincula a la IP del servidor.</text:p>
      <text:p text:style-name="Standard"><text:s text:c="4"/>- Comienza a escuchar conexiones entrantes.</text:p>
      <text:p text:style-name="Standard"><text:soft-page-break/></text:p>
      <text:p text:style-name="Standard">2. Gestión de conexiones:</text:p>
      <text:p text:style-name="Standard"><text:s text:c="4"/>- En un bucle infinito, acepta nuevas conexiones de clientes.</text:p>
      <text:p text:style-name="Standard"><text:s text:c="4"/>- Solicita y recibe el nombre de usuario del cliente.</text:p>
      <text:p text:style-name="Standard"><text:s text:c="4"/>- Agrega al cliente y su nombre de usuario a las listas correspondientes.</text:p>
      <text:p text:style-name="Standard"><text:s text:c="4"/>- Envía un mensaje de bienvenida a todos los clientes.</text:p>
      <text:p text:style-name="Standard"/>
      <text:p text:style-name="Standard">3. Manejo de clientes:</text:p>
      <text:p text:style-name="Standard"><text:s text:c="4"/>- Para cada cliente, crea un hilo dedicado a manejar su comunicación.</text:p>
      <text:p text:style-name="Standard"><text:s text:c="4"/>- Recibe mensajes del cliente y los retransmite a todos los demás clientes.</text:p>
      <text:p text:style-name="Standard"><text:s text:c="4"/>- Si recibe un mensaje de "exit", cierra la conexión del cliente y notifica a los demás clientes.</text:p>
      <text:p text:style-name="Standard"/>
      <text:p text:style-name="Standard">Estos programas permiten crear un sistema de chat básico donde múltiples clientes pueden comunicarse a través de un servidor central.</text:p>
      <text:p text:style-name="Standard"/>
      <text:p text:style-name="Standard"><text:span text:style-name="T20">Descripción breve del funcionamiento Del programa </text:span><text:span text:style-name="T21">UDP</text:span></text:p>
      <text:p text:style-name="Standard">import socket</text:p>
      <text:p text:style-name="Standard">import threading</text:p>
      <text:p text:style-name="Standard"/>
      <text:p text:style-name="Standard"># Configuración</text:p>
      <text:p text:style-name="Standard">BROADCAST_IP = '255.255.255.255'</text:p>
      <text:p text:style-name="Standard">PORT = 60000</text:p>
      <text:p text:style-name="Standard"/>
      <text:p text:style-name="Standard"/>
      <text:p text:style-name="Standard"># Pedir nombre de usuario</text:p>
      <text:p text:style-name="Standard">username = input("Ingrese su nombre de usuario: ")</text:p>
      <text:p text:style-name="Standard"/>
      <text:p text:style-name="Standard"># Crear socket UDP</text:p>
      <text:p text:style-name="Standard">sock = socket.socket(socket.AF_INET, socket.SOCK_DGRAM)</text:p>
      <text:p text:style-name="Standard">sock.setsockopt(socket.SOL_SOCKET, socket.SO_BROADCAST, 1)</text:p>
      <text:p text:style-name="Standard">sock.bind(('', PORT))</text:p>
      <text:p text:style-name="Standard"/>
      <text:p text:style-name="Standard">def receive_messages():</text:p>
      <text:p text:style-name="Standard"><text:s text:c="4"/>while True:</text:p>
      <text:p text:style-name="Standard"><text:s text:c="8"/>data, addr = sock.recvfrom(1024)</text:p>
      <text:p text:style-name="Standard"><text:s text:c="8"/>message = data.decode('utf-8')</text:p>
      <text:p text:style-name="Standard"><text:s text:c="8"/>user, msg = message.split(':', 1)</text:p>
      <text:p text:style-name="Standard"><text:s text:c="8"/>if msg.strip() == 'exit':</text:p>
      <text:p text:style-name="Standard"><text:s text:c="12"/>print(f"El usuario {user} ({addr[0]}) ha abandonado la conversación")</text:p>
      <text:p text:style-name="Standard"><text:s text:c="12"/>break</text:p>
      <text:p text:style-name="Standard"><text:s text:c="8"/>elif msg.strip() == 'nuevo':</text:p>
      <text:p text:style-name="Standard"><text:s text:c="12"/>print(f"El usuario {user} se ha unido a la conversación")</text:p>
      <text:p text:style-name="Standard"><text:s text:c="8"/>else:</text:p>
      <text:p text:style-name="Standard"><text:s text:c="12"/>print(f"{user} ({addr[0]}) dice: {msg}")</text:p>
      <text:p text:style-name="Standard"/>
      <text:p text:style-name="Standard">def send_messages():</text:p>
      <text:p text:style-name="Standard"><text:s text:c="4"/>while True:</text:p>
      <text:p text:style-name="Standard"><text:s text:c="8"/>msg = input()</text:p>
      <text:p text:style-name="Standard"><text:s text:c="8"/>if msg.strip().lower() == 'exit':</text:p>
      <text:p text:style-name="Standard"><text:s text:c="12"/>message = f"{username}:exit"</text:p>
      <text:p text:style-name="Standard"><text:s text:c="12"/>sock.sendto(message.encode('utf-8'), (BROADCAST_IP, PORT))</text:p>
      <text:p text:style-name="Standard"><text:s text:c="12"/>print("Has abandonado la conversación")</text:p>
      <text:p text:style-name="Standard"><text:soft-page-break/><text:s text:c="12"/>break</text:p>
      <text:p text:style-name="Standard"><text:s text:c="8"/>else:</text:p>
      <text:p text:style-name="Standard"><text:s text:c="12"/>message = f"{username}:{msg}"</text:p>
      <text:p text:style-name="Standard"><text:s text:c="12"/>sock.sendto(message.encode('utf-8'), (BROADCAST_IP, PORT))</text:p>
      <text:p text:style-name="Standard"/>
      <text:p text:style-name="Standard"># Enviar mensaje de unión</text:p>
      <text:p text:style-name="Standard">sock.sendto(f"{username}:nuevo".encode('utf-8'), (BROADCAST_IP, PORT))</text:p>
      <text:p text:style-name="Standard"/>
      <text:p text:style-name="Standard"># Crear hilos para enviar y recibir mensajes</text:p>
      <text:p text:style-name="Standard">receive_thread = threading.Thread(target=receive_messages)</text:p>
      <text:p text:style-name="Standard">send_thread = threading.Thread(target=send_messages)</text:p>
      <text:p text:style-name="Standard"/>
      <text:p text:style-name="Standard"># Iniciar hilos</text:p>
      <text:p text:style-name="Standard">receive_thread.start()</text:p>
      <text:p text:style-name="Standard">send_thread.start()</text:p>
      <text:p text:style-name="Standard"/>
      <text:p text:style-name="Standard"># Esperar a que los hilos terminen</text:p>
      <text:p text:style-name="Standard">send_thread.join()</text:p>
      <text:p text:style-name="Standard">receive_thread.join()</text:p>
      <text:p text:style-name="Standard"/>
      <text:p text:style-name="Standard"># Cerrar socket</text:p>
      <text:p text:style-name="Standard">sock.close()</text:p>
      <text:p text:style-name="Standard"/>
      <text:p text:style-name="Standard">Este programa implementa un chat en red utilizando sockets UDP y transmisión por difusión (broadcast). Cada usuario puede enviar y recibir mensajes, permitiendo la comunicación en tiempo real con otros usuarios conectados en la misma red local.</text:p>
      <text:p text:style-name="Standard"/>
      <text:p text:style-name="Standard">Instrucciones de ejecución</text:p>
      <text:p text:style-name="Standard"/>
      <text:p text:style-name="Standard">1. Requisitos previos: Todos los usuarios deben estar conectados a la misma red local.</text:p>
      <text:p text:style-name="Standard">2. Ejecución:</text:p>
      <text:p text:style-name="Standard"><text:s text:c="4"/>- Guarda el código en un archivo, por ejemplo, `udp_chat.py`.</text:p>
      <text:p text:style-name="Standard"><text:s text:c="4"/>- Abre una terminal o línea de comandos.</text:p>
      <text:p text:style-name="Standard"><text:s text:c="4"/>- Ejecuta el script con el comando: `python udp_chat.py`.</text:p>
      <text:p text:style-name="Standard"><text:s text:c="4"/>- Ingresa un nombre de usuario cuando se te solicite.</text:p>
      <text:p text:style-name="Standard"><text:s text:c="4"/>- Puedes enviar y recibir mensajes. Para salir del chat, escribe `exit`.</text:p>
      <text:p text:style-name="Standard"/>
      <text:p text:style-name="Standard">Funcionamiento detallado</text:p>
      <text:p text:style-name="Standard"/>
      <text:p text:style-name="Standard">1. **Configuración inicial**:</text:p>
      <text:p text:style-name="Standard"><text:s text:c="4"/>- Define la dirección IP de difusión (`BROADCAST_IP`) y el puerto (`PORT`) que se utilizarán para enviar y recibir mensajes.</text:p>
      <text:p text:style-name="Standard"><text:s text:c="4"/>- Solicita al usuario que ingrese su nombre de usuario.</text:p>
      <text:p text:style-name="Standard"><text:s text:c="4"/>- Crea un socket UDP y configura la opción de transmisión por difusión.</text:p>
      <text:p text:style-name="Standard"><text:s text:c="4"/>- Vincula el socket al puerto especificado.</text:p>
      <text:p text:style-name="Standard"/>
      <text:p text:style-name="Standard">2. Recepción de mensajes:</text:p>
      <text:p text:style-name="Standard"><text:s text:c="4"/>- Se crea un hilo dedicado a recibir mensajes de otros usuarios.</text:p>
      <text:p text:style-name="Standard"><text:s text:c="4"/>- Cuando se recibe un mensaje, se analiza para determinar si es un mensaje de unión, de salida o un mensaje normal.</text:p>
      <text:p text:style-name="Standard"><text:s text:c="4"/>- Si el mensaje es `exit`, indica que un usuario ha salido de la conversación.</text:p>
      <text:p text:style-name="Standard"><text:s text:c="4"/>- Si el mensaje es `nuevo`, indica que un nuevo usuario se ha unido a la conversación.</text:p>
      <text:p text:style-name="Standard"><text:soft-page-break/><text:s text:c="4"/>- Los mensajes normales se muestran junto con el nombre del usuario y la dirección IP desde donde se envió.</text:p>
      <text:p text:style-name="Standard"/>
      <text:p text:style-name="Standard">3. Envío de mensajes:</text:p>
      <text:p text:style-name="Standard"><text:s text:c="4"/>- Se crea un hilo dedicado a enviar mensajes.</text:p>
      <text:p text:style-name="Standard"><text:s text:c="4"/>- Los mensajes se leen desde la entrada del usuario y se envían a la dirección de difusión y el puerto especificados.</text:p>
      <text:p text:style-name="Standard"><text:s text:c="4"/>- Si el mensaje es `exit`, se notifica a los otros usuarios y el hilo de envío se detiene.</text:p>
      <text:p text:style-name="Standard"/>
      <text:p text:style-name="Standard">4. Inicio y gestión de hilos:</text:p>
      <text:p text:style-name="Standard"><text:s text:c="4"/>- Se envía un mensaje de unión al iniciar el programa para notificar a los demás usuarios.</text:p>
      <text:p text:style-name="Standard"><text:s text:c="4"/>- Se crean e inician dos hilos: uno para recibir mensajes y otro para enviar mensajes.</text:p>
      <text:p text:style-name="Standard"><text:s text:c="4"/>- El programa espera a que ambos hilos terminen antes de cerrar el socket.</text:p>
      <text:p text:style-name="Standard"/>
      <text:p text:style-name="Standard">Este programa permite que múltiples usuarios en la misma red local puedan comunicarse entre sí en tiempo real mediante el uso de sockets UDP y transmisión por difusión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0:50:59.404725883</meta:creation-date>
    <dc:date>2024-06-01T11:38:41.506519595</dc:date>
    <meta:editing-duration>PT7M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6" meta:paragraph-count="216" meta:word-count="1300" meta:character-count="9802" meta:non-whitespace-character-count="8326"/>
  </office:meta>
</office:document-meta>
</file>